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1f27d1" officeooo:paragraph-rsid="001f27d1"/>
    </style:style>
    <style:style style:name="P2" style:family="paragraph" style:parent-style-name="Standard">
      <style:paragraph-properties fo:line-height="115%"/>
      <style:text-properties style:font-name="FreeMono" officeooo:rsid="001f27d1" officeooo:paragraph-rsid="001fb43e"/>
    </style:style>
    <style:style style:name="P3" style:family="paragraph" style:parent-style-name="Standard">
      <style:paragraph-properties fo:line-height="115%"/>
      <style:text-properties style:font-name="FreeMono" fo:font-weight="bold" officeooo:rsid="001f27d1" officeooo:paragraph-rsid="001fb43e" style:font-weight-asian="bold" style:font-weight-complex="bold"/>
    </style:style>
    <style:style style:name="P4" style:family="paragraph" style:parent-style-name="Standard">
      <style:paragraph-properties fo:line-height="115%"/>
      <style:text-properties style:font-name="FreeMono" officeooo:rsid="001fb43e" officeooo:paragraph-rsid="001fb43e"/>
    </style:style>
    <style:style style:name="P5" style:family="paragraph" style:parent-style-name="Standard">
      <style:paragraph-properties fo:line-height="115%"/>
      <style:text-properties style:font-name="FreeMono" officeooo:rsid="0021573f" officeooo:paragraph-rsid="0021573f"/>
    </style:style>
    <style:style style:name="P6" style:family="paragraph" style:parent-style-name="Standard">
      <style:paragraph-properties fo:line-height="115%"/>
      <style:text-properties style:font-name="FreeMono" officeooo:rsid="002494cf" officeooo:paragraph-rsid="002494cf"/>
    </style:style>
    <style:style style:name="P7" style:family="paragraph" style:parent-style-name="Standard">
      <style:paragraph-properties fo:line-height="115%"/>
      <style:text-properties style:font-name="FreeMono" fo:font-style="normal" officeooo:rsid="0021573f" officeooo:paragraph-rsid="0021573f" style:font-style-asian="normal" style:font-style-complex="normal"/>
    </style:style>
    <style:style style:name="P8" style:family="paragraph" style:parent-style-name="Standard">
      <style:paragraph-properties fo:line-height="115%"/>
      <style:text-properties style:font-name="FreeMono" fo:font-style="normal" officeooo:rsid="0021fe63" officeooo:paragraph-rsid="0021fe63" style:font-style-asian="normal" style:font-style-complex="normal"/>
    </style:style>
    <style:style style:name="P9" style:family="paragraph" style:parent-style-name="Standard">
      <style:paragraph-properties fo:line-height="115%"/>
      <style:text-properties style:font-name="FreeMono" fo:font-style="normal" officeooo:rsid="002494cf" officeooo:paragraph-rsid="002494cf" style:font-style-asian="normal" style:font-style-complex="normal"/>
    </style:style>
    <style:style style:name="P10" style:family="paragraph" style:parent-style-name="Standard">
      <style:paragraph-properties fo:line-height="115%"/>
      <style:text-properties style:font-name="FreeMono" fo:font-style="normal" officeooo:rsid="002517e1" officeooo:paragraph-rsid="002494cf" style:font-style-asian="normal" style:font-style-complex="normal"/>
    </style:style>
    <style:style style:name="P11" style:family="paragraph" style:parent-style-name="Standard">
      <style:paragraph-properties fo:line-height="115%"/>
      <style:text-properties style:font-name="FreeMono" fo:font-style="normal" officeooo:rsid="00259d3d" officeooo:paragraph-rsid="002494cf" style:font-style-asian="normal" style:font-style-complex="normal"/>
    </style:style>
    <style:style style:name="P12" style:family="paragraph" style:parent-style-name="Standard">
      <style:paragraph-properties fo:line-height="115%"/>
      <style:text-properties style:font-name="FreeMono" fo:font-style="normal" officeooo:rsid="0026435c" officeooo:paragraph-rsid="002494cf" style:font-style-asian="normal" style:font-style-complex="normal"/>
    </style:style>
    <style:style style:name="P13" style:family="paragraph" style:parent-style-name="Standard">
      <style:paragraph-properties fo:line-height="115%"/>
      <style:text-properties style:font-name="FreeMono" fo:font-style="normal" officeooo:rsid="00272301" officeooo:paragraph-rsid="002494cf" style:font-style-asian="normal" style:font-style-complex="normal"/>
    </style:style>
    <style:style style:name="P14" style:family="paragraph" style:parent-style-name="Standard">
      <style:paragraph-properties fo:line-height="115%"/>
      <style:text-properties style:font-name="FreeMono" fo:font-style="normal" officeooo:rsid="0028c357" officeooo:paragraph-rsid="002494cf" style:font-style-asian="normal" style:font-style-complex="normal"/>
    </style:style>
    <style:style style:name="P15" style:family="paragraph" style:parent-style-name="Standard">
      <style:paragraph-properties fo:line-height="115%" fo:text-align="center" style:justify-single-word="false"/>
      <style:text-properties style:font-name="FreeMono" officeooo:rsid="0021fe63" officeooo:paragraph-rsid="0021fe63"/>
    </style:style>
    <style:style style:name="P16" style:family="paragraph" style:parent-style-name="Standard">
      <style:paragraph-properties fo:line-height="115%" fo:text-align="center" style:justify-single-word="false" fo:break-before="page"/>
      <style:text-properties style:font-name="FreeMono" fo:font-style="normal" officeooo:rsid="0021fe63" officeooo:paragraph-rsid="0021fe63"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4d3e6" style:font-style-asian="normal" style:font-style-complex="normal"/>
    </style:style>
    <style:style style:name="T5" style:family="text">
      <style:text-properties fo:font-style="normal" officeooo:rsid="002517e1" style:font-style-asian="normal" style:font-style-complex="normal"/>
    </style:style>
    <style:style style:name="T6" style:family="text">
      <style:text-properties fo:font-style="normal" officeooo:rsid="00259d3d" style:font-style-asian="normal" style:font-style-complex="normal"/>
    </style:style>
    <style:style style:name="T7" style:family="text">
      <style:text-properties fo:font-style="normal" officeooo:rsid="0026435c" style:font-style-asian="normal" style:font-style-complex="normal"/>
    </style:style>
    <style:style style:name="T8" style:family="text">
      <style:text-properties fo:font-style="normal" officeooo:rsid="00272301" style:font-style-asian="normal" style:font-style-complex="normal"/>
    </style:style>
    <style:style style:name="T9" style:family="text">
      <style:text-properties fo:font-style="normal" officeooo:rsid="0028c357" style:font-style-asian="normal" style:font-style-complex="normal"/>
    </style:style>
    <style:style style:name="T10" style:family="text">
      <style:text-properties fo:font-style="normal" officeooo:rsid="0029726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E 496</text:p>
      <text:p text:style-name="P1">Self Evaluation Report</text:p>
      <text:p text:style-name="P1">Christopher Bero</text:p>
      <text:p text:style-name="P1"/>
      <text:p text:style-name="P15">Part I – Prepared Questions</text:p>
      <text:p text:style-name="P1"/>
      <text:p text:style-name="P3">What is meant by trans-disciplinary education? In addition to technical activities, what other activities must engineering involve?</text:p>
      <text:p text:style-name="P2"/>
      <text:p text:style-name="P4">Engineering isn't purely about technical facts and methodologies. For an engineer to succeed in making a positive technical impact on society, he or she must also be able to look above the problem and utilize context, work within a team, make nontechnical decisions and allocate business risks appropriately. </text:p>
      <text:p text:style-name="P2"><text:line-break/><text:span text:style-name="T1">In addition to technical skills, what other skills are needed for career success in engineering? What skills can help prepare students for a life of constant change and learning?</text:span><text:line-break/></text:p>
      <text:p text:style-name="P4">Engineers need trans-disciplinary skills such as business and marketing knowledge to acquire necessary funding and cultural awareness to operate in a global field. General problem solving skills and the ability to evaluate technology and resources can benefit students toward this end.</text:p>
      <text:p text:style-name="P2"/>
      <text:p text:style-name="P3">Why must engineers be aware of non-technical as well as technical contemporary issues? Give example of how non-technical contemporary issues may affect project outcomes.</text:p>
      <text:p text:style-name="P2"/>
      <text:p text:style-name="P4">Engineers have to deal with realities embedded in our society. If the newest and most advanced television product were marketed truthfully and in a straightforward manner, it would not sell to a market which utilizes advertising for superlatives. The One Laptop Per Child project failed to reach its intended effect because of obstruction from larger technology companies and a lack of understanding and communication with the target audience.</text:p>
      <text:p text:style-name="P2"/>
      <text:p text:style-name="P3">Why must engineers be aware of the global and societal impacts of the technologies they create?</text:p>
      <text:p text:style-name="P2"/>
      <text:p text:style-name="P5">Engineers of recent years create the tools which make tools. The effects of technologies rarely matches the original intent, and engineers must work to make sure that this impact is, if not anticipated, appropriate and beneficial for the people it reaches.</text:p>
      <text:p text:style-name="P2"/>
      <text:p text:style-name="P3">What must industry and higher education do to foster a lifelong commitment to learning?</text:p>
      <text:p text:style-name="P2"/>
      <text:p text:style-name="P5"><text:soft-page-break/>Higher education must re-evaluate the process and materials of learning. I'm a student who grew up to the tune of elementary guest speakers exclaiming “You're all technology natives,” which is unhelpful at best. I've reviewed the work of students from the past decade here at UAH, and found that even in so brief a time as ten years the standards have relaxed to make learning based more around online search engines and a general grasp of “the idea of it” instead of technical and ethical understanding. Schools such as UAH <text:span text:style-name="T2">must</text:span><text:span text:style-name="T3"> go back on this loss of real teaching and begin making the progress necessary to produce engineers which understand the tools at their disposal and the proper care with which to use them.</text:span></text:p>
      <text:p text:style-name="P7"/>
      <text:p text:style-name="P7"/>
      <text:p text:style-name="P16">Part II – Self Evaluation</text:p>
      <text:p text:style-name="P8"/>
      <text:p text:style-name="P6"><text:span text:style-name="T3"><text:tab/></text:span><text:span text:style-name="T10">All team members</text:span><text:span text:style-name="T3"> </text:span><text:span text:style-name="T4">strived</text:span><text:span text:style-name="T3"> to keep safety in mind, especially while we worked with new machinery such as the laser cutter. During our initial keyboard prototyping, we abandoned the senior design lab – which supplies leaded solder without a fume hood – for a workbench with better ventilation. Some phases of construction required that we use normal power tools for cutting, sanding, or routing the keyboard materials. To the best of my knowledge the team held strictly to the safety requirements posted at Makers Local 256: two people must be present for power tool usage, and safety equipment must be worn when requited.</text:span></text:p>
      <text:p text:style-name="P9"/>
      <text:p text:style-name="P6"><text:span text:style-name="T3"><text:tab/></text:span><text:span text:style-name="T5">We had a lot of trouble with perceived conflict. I want this keyboard to be helpful and easy to obtain, but I worried throughout the course that we were stepping on toes with the design, and that even if Blue Orb Inc. didn't notice the project or recognize it for litigious purposes that we were caught in an ethical dilemma. To that end we redesigned the keyboard's mechanism constantly while trying to understand the legal implications and breadth of the related patents. We at no time reached out to contact Blue Orb Inc. which is an avenue we ought to have pursued.</text:span></text:p>
      <text:p text:style-name="P10"/>
      <text:p text:style-name="P6"><text:span text:style-name="T5"><text:tab/></text:span><text:span text:style-name="T6">Our team didn't work with much in the way of mission critical data, but I believe we were straightforward with our estimates on cost, assembly, and usage for both products.</text:span></text:p>
      <text:p text:style-name="P11"/>
      <text:p text:style-name="P6"><text:span text:style-name="T6"><text:tab/></text:span><text:span text:style-name="T7">We didn't take any bribes.</text:span></text:p>
      <text:p text:style-name="P12"/>
      <text:p text:style-name="P6"><text:span text:style-name="T7"><text:tab/>I don't believe item e. of the code of ethics applies to our project. It mentions consequences as though any has reasonable control over that. The absurdity of some things which go viral and the correctness of others which are overlooked makes determining the impact of technology very difficult. We carried out this project both for our own edification and </text:span><text:span text:style-name="T8">for the benefit</text:span><text:span text:style-name="T7"> of </text:span><text:span text:style-name="T8">people</text:span><text:span text:style-name="T7"> in our immediate location. The use of our designs elsewhere is, for the moment, ou</text:span><text:span text:style-name="T8">t</text:span><text:span text:style-name="T7"> of our control.</text:span></text:p>
      <text:p text:style-name="P12"/>
      <text:p text:style-name="P6"><text:span text:style-name="T7"><text:tab/>We absolutely did not follow item f. of this list. We had no training nor experience </text:span><text:span text:style-name="T8">nor estimation of our limits</text:span><text:span text:style-name="T7"> to justify building something </text:span><text:span text:style-name="T8">technical and then interfacing it with a computer.</text:span></text:p>
      <text:p text:style-name="P13"/>
      <text:p text:style-name="P13"><text:tab/>Our project focused heavily on using review and criticism to improve the end product. When a limitation, such as the height of the keyboard prototype was brought to our attention, we worked to correct it. For designing the AT button, we initially worked with someone else's openscad files for a button cap, and kept attribution in our file headers.</text:p>
      <text:p text:style-name="P13"/>
      <text:p text:style-name="P6"><text:soft-page-break/><text:span text:style-name="T8"><text:tab/></text:span><text:span text:style-name="T9">To both h. and i. on the list. We operated unfairly, the team actively sought out persons in our target audience of physical disability to have them test the keyboard prototypes. We believe this was ethical, but it doesn't track with the wording provided</text:span><text:span text:style-name="T7">. </text:span><text:span text:style-name="T9">We didn't pursue any malicious activity against property, reputation, employment, etc.</text:span></text:p>
      <text:p text:style-name="P14"/>
      <text:p text:style-name="P14"><text:tab/>I didn't really play a part in the professional development of other team members. Once tasks were divided up, I rarely saw two of them, and only provided feedback on their work when as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5:54:54.310599998</meta:creation-date>
    <dc:date>2016-04-26T15:02:09.369708404</dc:date>
    <meta:editing-duration>PT20H34M24S</meta:editing-duration>
    <meta:editing-cycles>8</meta:editing-cycles>
    <meta:generator>LibreOffice/5.1.2.2.0$Linux_X86_64 LibreOffice_project/10m0$Build-2</meta:generator>
    <meta:document-statistic meta:table-count="0" meta:image-count="0" meta:object-count="0" meta:page-count="4" meta:paragraph-count="24" meta:word-count="939" meta:character-count="5720" meta:non-whitespace-character-count="4789"/>
  </office:meta>
</office:document-meta>
</file>